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officeooo:rsid="001b77cb" officeooo:paragraph-rsid="001b77c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b77cb" officeooo:paragraph-rsid="001b77cb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b77cb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1fa6a5" style:font-size-asian="12.25pt" style:font-size-complex="14pt"/>
    </style:style>
    <style:style style:name="P5" style:family="paragraph" style:parent-style-name="Standard">
      <style:text-properties officeooo:paragraph-rsid="001fa6a5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1b77cb" style:font-size-asian="12.25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1cdd6b" style:font-size-asian="12.25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e26f5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e26f5" officeooo:paragraph-rsid="001fa6a5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b77cb" officeooo:paragraph-rsid="001b77cb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normal" officeooo:rsid="001b77cb" officeooo:paragraph-rsid="001b77cb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1cdd6b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4pt" officeooo:rsid="001e26f5" officeooo:paragraph-rsid="001e26f5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4pt" officeooo:rsid="001fa6a5" officeooo:paragraph-rsid="001fa6a5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a6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nv Command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Init new virtualenv, in the <text:span text:style-name="T1">current workin directory</text:span></text:p>
          </table:table-cell>
        </table:table-row>
        <table:table-row>
          <table:table-cell table:style-name="Table1.A2" office:value-type="string">
            <text:p text:style-name="P6"><text:span text:style-name="T2">pipenv shell</text:span> </text:p>
          </table:table-cell>
        </table:table-row>
      </table:table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Init new virtualenv with specific python version. If current venv exists remove it with </text:p>
            <text:p text:style-name="P12"><text:span text:style-name="T2">pipenv --rm</text:span></text:p>
          </table:table-cell>
        </table:table-row>
        <table:table-row>
          <table:table-cell table:style-name="Table2.A2" office:value-type="string">
            <text:p text:style-name="P7">pipenv install –-python 3.x</text:p>
          </table:table-cell>
        </table:table-row>
      </table:table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Check python version</text:p>
          </table:table-cell>
        </table:table-row>
        <table:table-row>
          <table:table-cell table:style-name="Table3.A2" office:value-type="string">
            <text:p text:style-name="P8">python --version</text:p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Remove existing pipenv venv</text:p>
          </table:table-cell>
        </table:table-row>
        <table:table-row>
          <table:table-cell table:style-name="Table4.A2" office:value-type="string">
            <text:p text:style-name="P9">pipenv --rm</text:p>
          </table:table-cell>
        </table:table-row>
      </table:table>
      <text:p text:style-name="P3"/>
      <text:p text:style-name="P4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Check pipenv project setup location path</text:p>
          </table:table-cell>
        </table:table-row>
        <table:table-row>
          <table:table-cell table:style-name="Table5.A2" office:value-type="string">
            <text:p text:style-name="P10">pipenv --<text:span text:style-name="T5">py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09:30:54.055605455</meta:creation-date>
    <dc:date>2022-12-21T17:13:56.617096417</dc:date>
    <meta:editing-duration>PT1H34M55S</meta:editing-duration>
    <meta:editing-cycles>4</meta:editing-cycles>
    <meta:generator>LibreOffice/7.3.7.2$Linux_X86_64 LibreOffice_project/30$Build-2</meta:generator>
    <meta:document-statistic meta:table-count="5" meta:image-count="0" meta:object-count="0" meta:page-count="1" meta:paragraph-count="12" meta:word-count="55" meta:character-count="331" meta:non-whitespace-character-count="290"/>
  </office:meta>
</office:document-meta>
</file>